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imes New Roman" fo:font-size="12pt" style:font-size-asian="12pt" style:font-name-complex="Times New Roman2" style:font-size-complex="12pt"/>
    </style:style>
    <style:style style:name="P2" style:family="paragraph" style:parent-style-name="Standard">
      <style:text-properties style:font-name="Times New Roman" fo:font-size="12pt" officeooo:paragraph-rsid="00049d61" style:font-size-asian="12pt" style:font-name-complex="Times New Roman2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49d61" style:font-size-asian="14pt" style:font-weight-asian="bold" style:font-name-complex="Times New Roman2" style:font-size-complex="14pt" style:font-weight-complex="bold"/>
    </style:style>
    <style:style style:name="P4" style:family="paragraph" style:parent-style-name="Standard">
      <style:paragraph-properties fo:line-height="100%"/>
    </style:style>
    <style:style style:name="P5" style:family="paragraph" style:parent-style-name="Standard">
      <style:paragraph-properties fo:text-align="center" style:justify-single-word="false"/>
      <style:text-properties officeooo:paragraph-rsid="00049d61"/>
    </style:style>
    <style:style style:name="P6" style:family="paragraph" style:parent-style-name="Standard">
      <style:text-properties officeooo:paragraph-rsid="00049d61"/>
    </style:style>
    <style:style style:name="P7" style:family="paragraph" style:parent-style-name="Standard">
      <style:text-properties fo:color="#000000" style:font-name="Times New Roman" fo:font-size="12pt" officeooo:paragraph-rsid="00049d61" style:font-size-asian="12pt" style:font-name-complex="Times New Roman2" style:font-size-complex="12pt"/>
    </style:style>
    <style:style style:name="P8" style:family="paragraph" style:parent-style-name="Standard">
      <style:text-properties fo:color="#000000" style:font-name="Times New Roman" fo:font-size="12pt" officeooo:paragraph-rsid="000ac3d0" style:font-size-asian="12pt" style:font-name-complex="Times New Roman2" style:font-size-complex="12pt"/>
    </style:style>
    <style:style style:name="P9" style:family="paragraph" style:parent-style-name="Standard">
      <style:text-properties officeooo:paragraph-rsid="000ac3d0"/>
    </style:style>
    <style:style style:name="P10" style:family="paragraph" style:parent-style-name="Standard">
      <style:paragraph-properties fo:margin-left="1.4772in" fo:margin-right="0in" fo:line-height="100%" fo:text-indent="0in" style:auto-text-indent="false"/>
      <style:text-properties style:font-name="Times New Roman" fo:font-size="12pt" fo:font-style="normal" fo:font-weight="bold" officeooo:rsid="00033aac" officeooo:paragraph-rsid="00033aac" style:font-size-asian="12pt" style:font-style-asian="normal" style:font-weight-asian="bold" style:font-name-complex="Times New Roman2" style:font-size-complex="12pt" style:font-style-complex="normal" style:font-weight-complex="bold"/>
    </style:style>
    <style:style style:name="P11" style:family="paragraph" style:parent-style-name="Text_20_body">
      <style:paragraph-properties fo:margin-left="1.4772in" fo:margin-right="0in" fo:text-indent="0in" style:auto-text-indent="false"/>
    </style:style>
    <style:style style:name="P12" style:family="paragraph" style:parent-style-name="Heading_20_2">
      <style:paragraph-properties fo:margin-left="1.4772in" fo:margin-right="0in" fo:line-height="100%" fo:text-align="justify" style:justify-single-word="false" fo:text-indent="0in" style:auto-text-indent="false"/>
      <style:text-properties style:font-name="Times New Roman" fo:font-size="14pt" fo:font-style="normal" fo:font-weight="bold" officeooo:rsid="00033aac" officeooo:paragraph-rsid="00033aac" style:font-size-asian="14pt" style:font-style-asian="normal" style:font-weight-asian="bold" style:font-name-complex="Times New Roman2" style:font-size-complex="14pt" style:font-style-complex="normal" style:font-weight-complex="bold"/>
    </style:style>
    <style:style style:name="P13" style:family="paragraph" style:parent-style-name="Standard">
      <style:paragraph-properties fo:margin-left="2.4618in" fo:margin-right="0in" fo:line-height="100%" fo:text-indent="0in" style:auto-text-indent="false"/>
      <style:text-properties style:font-name="Times New Roman" fo:font-size="12pt" officeooo:rsid="00033aac" officeooo:paragraph-rsid="00033aac" style:font-size-asian="12pt" style:font-name-complex="Times New Roman2" style:font-size-complex="12pt"/>
    </style:style>
    <style:style style:name="P14" style:family="paragraph" style:parent-style-name="Standard">
      <style:paragraph-properties fo:margin-left="0in" fo:margin-right="0in" fo:line-height="100%" fo:text-indent="0in" style:auto-text-indent="false"/>
      <style:text-properties style:font-name="Times New Roman" fo:font-size="12pt" fo:font-style="normal" fo:font-weight="normal" officeooo:rsid="00033aac" officeooo:paragraph-rsid="00033aac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15" style:family="paragraph" style:parent-style-name="Standard">
      <style:paragraph-properties fo:margin-left="0in" fo:margin-right="0in" fo:line-height="100%" fo:text-indent="0in" style:auto-text-indent="false"/>
      <style:text-properties style:font-name="Times New Roman" fo:font-size="12pt" fo:font-style="normal" fo:font-weight="normal" officeooo:rsid="00033aac" officeooo:paragraph-rsid="0003407c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16" style:family="paragraph" style:parent-style-name="Standard">
      <style:paragraph-properties fo:margin-left="0in" fo:margin-right="0in" fo:line-height="100%" fo:text-indent="0in" style:auto-text-indent="false"/>
      <style:text-properties style:font-name="Times New Roman" fo:font-size="12pt" fo:font-style="normal" fo:font-weight="normal" officeooo:rsid="0003407c" officeooo:paragraph-rsid="0003407c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17" style:family="paragraph" style:parent-style-name="Standard">
      <style:paragraph-properties fo:margin-left="0in" fo:margin-right="0in" fo:line-height="100%" fo:text-indent="0in" style:auto-text-indent="false"/>
      <style:text-properties style:font-name="Times New Roman" fo:font-size="12pt" fo:font-style="normal" fo:font-weight="bold" officeooo:rsid="00033aac" officeooo:paragraph-rsid="00033aac" style:font-size-asian="12pt" style:font-style-asian="normal" style:font-weight-asian="bold" style:font-name-complex="Times New Roman2" style:font-size-complex="12pt" style:font-style-complex="normal" style:font-weight-complex="bold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Times New Roman" fo:font-size="14pt" officeooo:paragraph-rsid="000ac3d0" style:font-size-asian="14pt" style:font-name-complex="Times New Roman2" style:font-size-complex="14pt"/>
    </style:style>
    <style:style style:name="P1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fo:font-size="12pt" style:text-underline-style="none" fo:font-weight="bold" officeooo:paragraph-rsid="000ac3d0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0ac3d0"/>
    </style:style>
    <style:style style:name="P21" style:family="paragraph" style:parent-style-name="Text_20_body">
      <style:paragraph-properties fo:margin-left="0in" fo:margin-right="0in" fo:line-height="100%" fo:text-align="justify" style:justify-single-word="false" fo:text-indent="0in" style:auto-text-indent="false"/>
      <style:text-properties style:font-name="Times New Roman" fo:font-size="12pt" fo:font-style="normal" fo:font-weight="normal" officeooo:rsid="00033aac" officeooo:paragraph-rsid="00033aac" style:font-size-asian="10.5pt" style:font-style-asian="normal" style:font-weight-asian="normal" style:font-name-complex="Times New Roman2" style:font-size-complex="12pt" style:font-style-complex="normal" style:font-weight-complex="normal"/>
    </style:style>
    <style:style style:name="P22" style:family="paragraph" style:parent-style-name="Text_20_body">
      <style:paragraph-properties fo:margin-left="0in" fo:margin-right="0in" fo:line-height="100%" fo:text-align="justify" style:justify-single-word="false" fo:text-indent="0in" style:auto-text-indent="false"/>
      <style:text-properties style:font-name="Times New Roman" fo:font-size="12pt" fo:font-style="normal" fo:font-weight="normal" officeooo:rsid="00062ee5" officeooo:paragraph-rsid="00062ee5" style:font-size-asian="10.5pt" style:font-style-asian="normal" style:font-weight-asian="normal" style:font-name-complex="Times New Roman2" style:font-size-complex="12pt" style:font-style-complex="normal" style:font-weight-complex="normal"/>
    </style:style>
    <style:style style:name="P23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color="#000000" fo:font-size="12pt" style:text-underline-style="none" fo:font-weight="bold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officeooo:paragraph-rsid="000ac3d0"/>
    </style:style>
    <style:style style:name="P25" style:family="paragraph" style:parent-style-name="Standard">
      <style:paragraph-properties fo:margin-left="0.25in" fo:margin-right="0in" fo:text-indent="0in" style:auto-text-indent="false"/>
      <style:text-properties fo:color="#000000" style:font-name="Times New Roman" fo:font-size="12pt" officeooo:paragraph-rsid="000ac3d0" style:font-size-asian="12pt" style:font-name-complex="Times New Roman2" style:font-size-complex="12pt"/>
    </style:style>
    <style:style style:name="P26" style:family="paragraph" style:parent-style-name="Standard">
      <style:paragraph-properties fo:margin-left="0.25in" fo:margin-right="0in" fo:text-indent="0in" style:auto-text-indent="false"/>
      <style:text-properties officeooo:paragraph-rsid="000ac3d0"/>
    </style:style>
    <style:style style:name="P27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style:font-name="Times New Roman" fo:font-size="14pt" fo:font-weight="bold" officeooo:paragraph-rsid="000ac3d0" style:font-size-asian="14pt" style:font-weight-asian="bold" style:font-name-complex="Times New Roman2" style:font-size-complex="14pt" style:font-weight-complex="bold"/>
    </style:style>
    <style:style style:name="P28" style:family="paragraph" style:parent-style-name="Text_20_body">
      <style:paragraph-properties fo:margin-left="1.9693in" fo:margin-right="0in" fo:text-align="justify" style:justify-single-word="false" fo:text-indent="0in" style:auto-text-indent="false"/>
      <style:text-properties fo:color="#000000" fo:font-size="12pt" style:text-underline-style="none" fo:font-weight="bold" style:font-size-asian="10.5pt" style:font-weight-asian="bold" style:font-size-complex="12pt" style:font-weight-complex="bold"/>
    </style:style>
    <style:style style:name="P29" style:family="paragraph" style:parent-style-name="Standard" style:master-page-name="Standard">
      <style:paragraph-properties fo:margin-left="2.4618in" fo:margin-right="0in" fo:line-height="100%" fo:text-indent="0in" style:auto-text-indent="false" style:page-number="auto"/>
      <style:text-properties style:font-name="Times New Roman" fo:font-size="12pt" officeooo:rsid="00033aac" officeooo:paragraph-rsid="00033aac" style:font-size-asian="12pt" style:font-name-complex="Times New Roman2" style:font-size-complex="12pt"/>
    </style:style>
    <style:style style:name="P30" style:family="paragraph" style:parent-style-name="Standard">
      <style:paragraph-properties fo:line-height="100%"/>
      <style:text-properties fo:color="#000000" style:font-name="Times New Roman" fo:font-size="12pt" style:font-size-asian="12pt" style:font-name-complex="Times New Roman2" style:font-size-complex="12pt"/>
    </style:style>
    <style:style style:name="P31" style:family="paragraph" style:parent-style-name="List_20_Paragraph" style:list-style-name="WWNum2">
      <style:text-properties fo:color="#000000" style:font-name="Times New Roman" fo:font-size="12pt" officeooo:paragraph-rsid="00049d61" style:font-size-asian="12pt" style:font-name-complex="Times New Roman2" style:font-size-complex="12pt"/>
    </style:style>
    <style:style style:name="P32" style:family="paragraph" style:parent-style-name="List_20_Paragraph" style:list-style-name="WWNum1">
      <style:text-properties officeooo:paragraph-rsid="00049d61"/>
    </style:style>
    <style:style style:name="P33" style:family="paragraph" style:parent-style-name="List_20_Paragraph" style:list-style-name="WWNum1">
      <style:paragraph-properties fo:margin-left="0in" fo:margin-right="0in" fo:line-height="100%" fo:text-indent="0in" style:auto-text-indent="false"/>
      <style:text-properties fo:color="#000000" style:font-name="Times New Roman" fo:font-size="12pt" fo:font-style="normal" fo:font-weight="normal" officeooo:rsid="00033aac" officeooo:paragraph-rsid="00049d61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1" style:family="text">
      <style:text-properties style:font-name="Times New Roman" fo:font-size="12pt" style:font-size-asian="12pt" style:font-name-complex="Times New Roman2" style:font-size-complex="12pt"/>
    </style:style>
    <style:style style:name="T2" style:family="text">
      <style:text-properties style:font-name="Times New Roman" fo:font-size="14pt" style:font-size-asian="14pt" style:font-name-complex="Times New Roman2" style:font-size-complex="14pt"/>
    </style:style>
    <style:style style:name="T3" style:family="text">
      <style:text-properties fo:color="#5b9bd5"/>
    </style:style>
    <style:style style:name="T4" style:family="text">
      <style:text-properties fo:color="#5b9bd5" style:font-name="Times New Roman" fo:font-size="12pt" style:font-size-asian="12pt" style:font-name-complex="Times New Roman2" style:font-size-complex="12pt"/>
    </style:style>
    <style:style style:name="T5" style:family="text">
      <style:text-properties fo:color="#ff0000" style:font-name="Times New Roman" fo:font-size="12pt" style:font-size-asian="12pt" style:font-name-complex="Times New Roman2" style:font-size-complex="12pt"/>
    </style:style>
    <style:style style:name="T6" style:family="text">
      <style:text-properties fo:color="#ff0000" style:font-name="Times New Roman" fo:font-size="14pt" fo:font-weight="bold" style:font-size-asian="14pt" style:font-weight-asian="bold" style:font-name-complex="Times New Roman2" style:font-size-complex="14pt" style:font-weight-complex="bold"/>
    </style:style>
    <style:style style:name="T7" style:family="text">
      <style:text-properties fo:color="#000000" style:font-name="Times New Roman" fo:font-size="12pt" style:font-size-asian="12pt" style:font-name-complex="Times New Roman2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ce181e" fo:background-color="#fff200" loext:char-shading-value="0"/>
    </style:style>
    <style:style style:name="T10" style:family="text">
      <style:text-properties fo:color="#ce181e" fo:font-size="14pt" style:text-underline-style="none" fo:font-weight="bold" style:font-size-asian="14pt" style:font-weight-asian="bold" style:font-size-complex="14pt" style:font-weight-complex="bold"/>
    </style:style>
    <style:style style:name="T11" style:family="text">
      <style:text-properties fo:color="#21409a"/>
    </style:style>
    <style:style style:name="T12" style:family="text">
      <style:text-properties fo:color="#7477b8"/>
    </style:style>
    <style:style style:name="T13" style:family="text">
      <style:text-properties officeooo:rsid="0003407c"/>
    </style:style>
    <style:style style:name="T14" style:family="text">
      <style:text-properties fo:color="#9cc2e5" style:font-name="Times New Roman" fo:font-size="14pt" style:font-size-asian="14pt" style:font-name-complex="Times New Roman2" style:font-size-complex="14pt"/>
    </style:style>
    <style:style style:name="T15" style:family="text">
      <style:text-properties officeooo:rsid="000c4da3"/>
    </style:style>
    <style:style style:name="T16" style:family="text">
      <style:text-properties fo:color="#c9211e" style:font-name="Times New Roman" fo:font-size="12pt" style:font-size-asian="12pt" style:font-name-complex="Times New Roman2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8">Structure of a C program</text:span> </text:p>
      <text:p text:style-name="P13"/>
      <text:p text:style-name="P1">Preprocessor directive which is something that happens before the compiler actually starts translating your code. It is shown below</text:p>
      <text:p text:style-name="P4"><text:span text:style-name="T4"># include</text:span><text:span text:style-name="T1"> </text:span><text:span text:style-name="T5">&lt;stdio.h&gt;</text:span><text:span text:style-name="T1"> is </text:span></text:p>
      <text:p text:style-name="P4"><text:span text:style-name="T7">All the C programs has to have a </text:span><text:span text:style-name="T5">main function</text:span><text:span text:style-name="T7">. Its structure is shown below</text:span></text:p>
      <text:p text:style-name="P30"/>
      <text:p text:style-name="P4"><text:span text:style-name="T4">Int</text:span><text:span text:style-name="T1"> main(</text:span><text:span text:style-name="T4">void</text:span><text:span text:style-name="T1">){</text:span></text:p>
      <text:p text:style-name="P1">Return0;</text:p>
      <text:p text:style-name="P1">}</text:p>
      <text:p text:style-name="P1"/>
      <text:p text:style-name="P1">Inside the function we always have variable declarations like</text:p>
      <text:p text:style-name="P4"><text:span text:style-name="T4">Int</text:span><text:span text:style-name="T1"> i;</text:span></text:p>
      <text:p text:style-name="P1">Then we will have executable statements inside the main function.</text:p>
      <text:p text:style-name="P1">Finally, the function will finished with return statement. I will put all the above components together</text:p>
      <text:p text:style-name="P4"><text:span text:style-name="T4"># include</text:span><text:span text:style-name="T1"> </text:span><text:span text:style-name="T5">&lt;stdio.h&gt;</text:span></text:p>
      <text:p text:style-name="P4"><text:span text:style-name="T4">Int</text:span><text:span text:style-name="T1"> main(</text:span><text:span text:style-name="T4">void</text:span><text:span text:style-name="T1">){</text:span></text:p>
      <text:p text:style-name="P4"><text:span text:style-name="T4">Int</text:span><text:span text:style-name="T1"> variable declaration;</text:span></text:p>
      <text:p text:style-name="P1">Executable statements;<text:bookmark text:name="_GoBack"/></text:p>
      <text:p text:style-name="P4"><text:span text:style-name="T4">Return0</text:span><text:span text:style-name="T1">;</text:span></text:p>
      <text:p text:style-name="P1">}</text:p>
      <text:p text:style-name="P1"/>
      <text:p text:style-name="P10">use format specifier <text:span text:style-name="T9">%d</text:span> to print integer value</text:p>
      <text:p text:style-name="P14"/>
      <text:p text:style-name="P14"><text:span text:style-name="T11">example</text:span>:</text:p>
      <text:p text:style-name="P14"><text:span text:style-name="T12">printf</text:span>("If I have <text:span text:style-name="T13">3</text:span> bills worth <text:span text:style-name="T13">5</text:span> dollars each then I have <text:span text:style-name="T13">15</text:span> dollars.")</text:p>
      <text:p text:style-name="P16">we can write above equation like below:</text:p>
      <text:p text:style-name="P15"><text:span text:style-name="T12">printf</text:span>("If I have <text:span text:style-name="T11">%d</text:span> bills worth <text:span text:style-name="T11">%d</text:span> dollars each then I have <text:span text:style-name="T11">%d</text:span> dollars.",3,5,3*5)</text:p>
      <text:p text:style-name="P17"/>
      <text:p text:style-name="P17"/>
      <text:p text:style-name="P3">Review: Declare and initialize integer variables</text:p>
      <text:p text:style-name="P2">After declaring a variable, we must initialize it.</text:p>
      <text:p text:style-name="P2"/>
      <text:p text:style-name="P5"><text:span text:style-name="nav-item"><text:span text:style-name="T6">Declaring and naming variables</text:span></text:span></text:p>
      <text:p text:style-name="P5"><text:span text:style-name="nav-item"><text:span text:style-name="T6"/></text:span></text:p>
      <text:p text:style-name="P3">Declare and initialize variables in 1-step</text:p>
      <text:p text:style-name="P6"><text:span text:style-name="T4">Sample</text:span><text:span text:style-name="T7">:</text:span></text:p>
      <text:p text:style-name="P6"><text:span text:style-name="T7">#</text:span><text:span text:style-name="T4">include</text:span><text:span text:style-name="T7"> </text:span><text:span text:style-name="T5">&lt;stdio.h&gt;</text:span></text:p>
      <text:p text:style-name="P6"><text:span text:style-name="T4">int</text:span><text:span text:style-name="T7"> main(</text:span><text:span text:style-name="T4">void</text:span><text:span text:style-name="T7">) {</text:span></text:p>
      <text:p text:style-name="P7"><text:s text:c="4"/>// Declaration and definition</text:p>
      <text:p text:style-name="P6"><text:span text:style-name="T7"><text:s text:c="4"/></text:span><text:span text:style-name="T4">int</text:span><text:span text:style-name="T7"> balance = 50;</text:span></text:p>
      <text:p text:style-name="P7"><text:s text:c="4"/>return 0;</text:p>
      <text:p text:style-name="P7">}</text:p>
      <text:p text:style-name="P7"/>
      <text:p text:style-name="P3">Name your variables: do's and don'ts</text:p>
      <text:p text:style-name="P3"/>
      <text:p text:style-name="P7">We should use an explicit name for the variables. Here we mention what we can and cannot use for declaration of a variable.</text:p>
      <text:p text:style-name="P7"><text:soft-page-break/>Can:</text:p>
      <text:list xml:id="list3045482849" text:style-name="WWNum2">
        <text:list-item>
          <text:p text:style-name="P31">Lowercase and uppercase letters (characters) and digits.</text:p>
        </text:list-item>
      </text:list>
      <text:p text:style-name="P7">Cannot:</text:p>
      <text:list xml:id="list2750778474" text:style-name="WWNum1">
        <text:list-item>
          <text:p text:style-name="P32"><text:span text:style-name="T7">Do not use </text:span><text:span text:style-name="T5">special characters</text:span><text:span text:style-name="T7"> like @ # &amp; " ...</text:span></text:p>
        </text:list-item>
        <text:list-item>
          <text:p text:style-name="P32"><text:span text:style-name="T7">Do not use </text:span><text:span text:style-name="T5">accented characters</text:span><text:span text:style-name="T7"> like é è à ...</text:span></text:p>
        </text:list-item>
        <text:list-item>
          <text:p text:style-name="P32"><text:span text:style-name="T7">Do not </text:span><text:span text:style-name="T5">start with a digit</text:span><text:span text:style-name="T7">.</text:span></text:p>
        </text:list-item>
        <text:list-item>
          <text:p text:style-name="P32"><text:span text:style-name="T5">Start only with a letter</text:span><text:span text:style-name="T7">.</text:span></text:p>
        </text:list-item>
        <text:list-item>
          <text:p text:style-name="P32"><text:span text:style-name="T5">Spaces</text:span><text:span text:style-name="T7"> are forbidden.</text:span></text:p>
        </text:list-item>
        <text:list-item>
          <text:p text:style-name="P33">Underline (_) may be used instead of a space in the name of the variable.</text:p>
        </text:list-item>
      </text:list>
      <text:p text:style-name="P21"/>
      <text:h text:style-name="P12" text:outline-level="2">Correct common syntax errors involving variables</text:h>
      <text:p text:style-name="P22">There are some advice to prevent erro<text:span text:style-name="T15">r</text:span>s</text:p>
      <text:p text:style-name="P22">1- always initialize variables.</text:p>
      <text:p text:style-name="P22">2- C program is sensitive to upper and lower letters.</text:p>
      <text:p text:style-name="P22"/>
      <text:p text:style-name="P11"><text:a xlink:type="simple" xlink:href="https://courses.edx.org/courses/course-v1:Dartmouth_IMTx+DART.IMT.C.01+1T2018/course/#block-v1:Dartmouth_IMTx+DART.IMT.C.01+1T2018+type@sequential+block@45513fa0b0c54101aee6dd481ef09257" text:style-name="Internet_20_link" text:visited-style-name="Visited_20_Internet_20_Link"><text:span text:style-name="T10">Repeating instructions with variables</text:span></text:a></text:p>
      <text:p text:style-name="P28">Use variables in loops</text:p>
      <text:p text:style-name="P23"/>
      <text:p text:style-name="P20"><text:span text:style-name="nav-item"><text:span text:style-name="T6">Reading user input</text:span></text:span></text:p>
      <text:p text:style-name="P24"><text:span text:style-name="nav-item"><text:span text:style-name="T6"/></text:span></text:p>
      <text:p text:style-name="P27">Read integer user input using scanf()</text:p>
      <text:p text:style-name="P18"/>
      <text:p text:style-name="P18">To read a character from input, we use</text:p>
      <text:p text:style-name="P26"><text:span text:style-name="T14">Sacnf</text:span><text:span text:style-name="T2">(</text:span><text:span text:style-name="subtitles-text">"</text:span><text:span text:style-name="subtitles-text"><text:span text:style-name="T3">%d</text:span></text:span><text:span text:style-name="subtitles-text">",&amp;age</text:span><text:span text:style-name="T2">);</text:span></text:p>
      <text:p text:style-name="P8">We use ampersand (&amp;) in order to put the value in the age variable.</text:p>
      <text:p text:style-name="P25"/>
      <text:p text:style-name="P27">Read multiple integers using one scanf() statement</text:p>
      <text:p text:style-name="P25"/>
      <text:p text:style-name="P9"><text:span text:style-name="T4">Sample</text:span><text:span text:style-name="T7">:</text:span></text:p>
      <text:p text:style-name="P9"><text:span text:style-name="T7">#</text:span><text:span text:style-name="T4">include</text:span><text:span text:style-name="T7"> </text:span><text:span text:style-name="T5">&lt;stdio.h&gt;</text:span></text:p>
      <text:p text:style-name="P9"><text:span text:style-name="T4">int</text:span><text:span text:style-name="T7"> main(</text:span><text:span text:style-name="T4">void</text:span><text:span text:style-name="T7">) {</text:span></text:p>
      <text:p text:style-name="P9"><text:span text:style-name="T7"><text:s text:c="4"/></text:span><text:span text:style-name="T4">int</text:span><text:span text:style-name="T7"> first, second, third;</text:span></text:p>
      <text:p text:style-name="P9"><text:span text:style-name="T14"><text:s text:c="3"/>sacnf</text:span><text:span text:style-name="T2">(</text:span><text:span text:style-name="subtitles-text">"</text:span><text:span text:style-name="subtitles-text"><text:span text:style-name="T3">%d%d%d</text:span></text:span><text:span text:style-name="subtitles-text"> ", &amp;first, &amp;second, &amp;third</text:span><text:span text:style-name="T2">);</text:span></text:p>
      <text:p text:style-name="P8">return 0;</text:p>
      <text:p text:style-name="P25">}</text:p>
      <text:p text:style-name="P8">Scanf function ignores white spaces when it reads numbers.</text:p>
      <text:p text:style-name="P9"><text:span text:style-name="T16">If we do not use comma in the scanf, and we us commas between the numbers that we enter, the compiler will get confused</text:span><text:span text:style-name="T7">. Thus, if we want to use comma when we enter numbers, we must use comma in the </text:span><text:span text:style-name="T4">scanf</text:span><text:span text:style-name="T7"> function between </text:span><text:span text:style-name="T4">%d</text:span><text:span text:style-name="T7">s.</text:span></text:p>
      <text:p text:style-name="P9"><text:span text:style-name="T4">Sample</text:span><text:span text:style-name="T7">:</text:span></text:p>
      <text:p text:style-name="P9"><text:soft-page-break/><text:span text:style-name="T14">sacnf</text:span><text:span text:style-name="T2">(</text:span><text:span text:style-name="subtitles-text">"</text:span><text:span text:style-name="subtitles-text"><text:span text:style-name="T3">%d%d%d</text:span></text:span><text:span text:style-name="subtitles-text"> ", &amp;first, &amp;second, &amp;third</text:span><text:span text:style-name="T2">);</text:span></text:p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2pt" style:font-name-asian="Calibri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nav-item" style:family="text" style:parent-style-name="Default_20_Paragraph_20_Font"/>
    <style:style style:name="ListLabel_20_5" style:display-name="ListLabel 5" style:family="text">
      <style:text-properties fo:font-size="12pt" style:font-name-asian="Calibri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ubtitles-text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1-25T23:23:04.371922691</meta:creation-date>
    <dc:date>2021-11-01T00:31:05.436231573</dc:date>
    <meta:editing-duration>PT5H15M59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3" meta:paragraph-count="67" meta:word-count="428" meta:character-count="2514" meta:non-whitespace-character-count="2139"/>
  </office:meta>
</office:document-meta>
</file>